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0.616cm" fo:padding-top="0.127cm" fo:padding-bottom="0.127cm" fo:padding-left="0.254cm" fo:padding-right="0.254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padding-top="0.127cm" fo:padding-bottom="0.127cm" fo:padding-left="0.254cm" fo:padding-right="0.254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3.331cm" fo:padding-top="0.127cm" fo:padding-bottom="0.127cm" fo:padding-left="0.254cm" fo:padding-right="0.254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2.369cm" fo:min-width="0.527cm" fo:padding-top="0.127cm" fo:padding-bottom="0.127cm" fo:padding-left="0.254cm" fo:padding-right="0.254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2.369cm" fo:padding-top="0.127cm" fo:padding-bottom="0.127cm" fo:padding-left="0.254cm" fo:padding-right="0.254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2.369cm" fo:min-width="0.802cm" fo:padding-top="0.127cm" fo:padding-bottom="0.127cm" fo:padding-left="0.254cm" fo:padding-right="0.254cm" fo:wrap-option="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1.882cm" fo:padding-top="0.127cm" fo:padding-bottom="0.127cm" fo:padding-left="0.254cm" fo:padding-right="0.254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0.806cm" fo:padding-top="0.127cm" fo:padding-bottom="0.127cm" fo:padding-left="0.254cm" fo:padding-right="0.254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4.737cm" fo:padding-top="0.127cm" fo:padding-bottom="0.127cm" fo:padding-left="0.254cm" fo:padding-right="0.254cm" fo:wrap-option="no-wrap" draw:shadow="hidden" draw:shadow-color="#808080"/>
    </style:style>
    <style:style style:name="gr15" style:family="graphic" style:parent-style-name="standard">
      <style:graphic-properties draw:fill="solid" draw:fill-color="#e6e6e6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3.401cm" svg:height="10.597cm" svg:x="3.7cm" svg:y="2.125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198cm" svg:height="0.479cm" svg:x="4.101cm" svg:y="2.32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8cm" svg:height="0.479cm" svg:x="4.101cm" svg:y="3.599cm">
            <text:p text:style-name="P4"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0.194cm" svg:height="0.481cm" draw:transform="rotate (-1.57079632679579) translate (14.979cm 7.329cm)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98cm" svg:height="0.476cm" draw:transform="rotate (-1.57079632679579) translate (13.979cm 7.523cm)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98cm" svg:height="0.481cm" draw:transform="rotate (-1.57079632679579) translate (5.979cm 7.523cm)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94cm" svg:height="0.481cm" draw:transform="rotate (-1.57079632679579) translate (6.98cm 7.329cm)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199cm" svg:height="0.203cm" svg:x="6.291cm" svg:y="11.55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6.693cm" svg:y="11.55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7.09cm" svg:y="11.55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9cm" svg:height="0.203cm" svg:x="7.495cm" svg:y="11.55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7.897cm" svg:y="11.55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8.298cm" svg:y="11.55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2.205cm" svg:height="0.203cm" svg:x="6.291cm" svg:y="11.556cm">
            <text:p text:style-name="P4"/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1.124cm" svg:height="0.847cm" svg:x="6.891cm" svg:y="10.878cm">
          <text:p text:style-name="P2"><text:span text:style-name="T1">P2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.416cm" svg:height="1.439cm" svg:x="6.891cm" svg:y="9.007cm">
          <text:p text:style-name="P2"><text:span text:style-name="T1">P1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1" draw:layer="layout" svg:width="0.198cm" svg:height="0.48cm" svg:x="4.101cm" svg:y="4.9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8cm" svg:height="0.48cm" svg:x="4.101cm" svg:y="6.204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98cm" svg:height="0.479cm" svg:x="4.101cm" svg:y="7.5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8cm" svg:height="0.479cm" svg:x="4.101cm" svg:y="8.79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98cm" svg:height="0.48cm" svg:x="4.101cm" svg:y="10.12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8cm" svg:height="0.48cm" svg:x="4.101cm" svg:y="11.40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99cm" svg:height="0.48cm" svg:x="16.501cm" svg:y="2.92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9cm" svg:height="0.48cm" svg:x="16.501cm" svg:y="4.202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99cm" svg:height="0.479cm" svg:x="16.501cm" svg:y="5.5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9cm" svg:height="0.479cm" svg:x="16.501cm" svg:y="6.80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99cm" svg:height="0.479cm" svg:x="16.501cm" svg:y="8.12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9cm" svg:height="0.479cm" svg:x="16.501cm" svg:y="9.402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199cm" svg:height="0.482cm" svg:x="16.501cm" svg:y="10.7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9cm" svg:height="0.482cm" svg:x="16.501cm" svg:y="12.001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1.032cm" svg:height="3.585cm" svg:x="4.295cm" svg:y="2.125cm">
            <text:p text:style-name="P2"><text:span text:style-name="T1">J1</text:span></text:p>
            <text:p text:style-name="P2"><text:span text:style-name="T1"/></text:p>
            <text:p text:style-name="P2"><text:span text:style-name="T1">J2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.035cm" svg:height="2.623cm" svg:x="4.293cm" svg:y="4.723cm">
            <text:p text:style-name="P2"><text:span text:style-name="T1">J3</text:span></text:p>
            <text:p text:style-name="P2"><text:span text:style-name="T1"/></text:p>
            <text:p text:style-name="P2"><text:span text:style-name="T1">J4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1.032cm" svg:height="3.585cm" svg:x="4.295cm" svg:y="7.326cm">
            <text:p text:style-name="P2"><text:span text:style-name="T1">J5</text:span></text:p>
            <text:p text:style-name="P2"><text:span text:style-name="T1"/></text:p>
            <text:p text:style-name="P2"><text:span text:style-name="T1">J6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.035cm" svg:height="2.623cm" svg:x="4.293cm" svg:y="9.928cm">
            <text:p text:style-name="P2"><text:span text:style-name="T1">J7</text:span></text:p>
            <text:p text:style-name="P2"><text:span text:style-name="T1"/></text:p>
            <text:p text:style-name="P2"><text:span text:style-name="T1">J8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3" draw:layer="layout" svg:width="1.601cm" svg:height="2.623cm" svg:x="15.302cm" svg:y="2.721cm">
            <text:p text:style-name="P2"><text:span text:style-name="T1">J16</text:span></text:p>
            <text:p text:style-name="P2"><text:span text:style-name="T1"/></text:p>
            <text:p text:style-name="P2"><text:span text:style-name="T1">J15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  <draw:custom-shape draw:style-name="gr9" draw:text-style-name="P3" draw:layer="layout" svg:width="1.799cm" svg:height="2.623cm" svg:x="15.302cm" svg:y="5.318cm">
            <text:p text:style-name="P2"><text:span text:style-name="T1">J14</text:span></text:p>
            <text:p text:style-name="P2"><text:span text:style-name="T1"/></text:p>
            <text:p text:style-name="P2"><text:span text:style-name="T1">J13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  <draw:custom-shape draw:style-name="gr9" draw:text-style-name="P3" draw:layer="layout" svg:width="1.601cm" svg:height="2.623cm" svg:x="15.302cm" svg:y="7.921cm">
            <text:p text:style-name="P2"><text:span text:style-name="T1">J12</text:span></text:p>
            <text:p text:style-name="P2"><text:span text:style-name="T1"/></text:p>
            <text:p text:style-name="P2"><text:span text:style-name="T1">J11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  <draw:custom-shape draw:style-name="gr10" draw:text-style-name="P3" draw:layer="layout" svg:width="1.31cm" svg:height="2.623cm" svg:x="15.3cm" svg:y="10.523cm">
            <text:p text:style-name="P2"><text:span text:style-name="T1">J10</text:span></text:p>
            <text:p text:style-name="P2"><text:span text:style-name="T1"/></text:p>
            <text:p text:style-name="P2"><text:span text:style-name="T1">J9</text:span></text:p>
            <text:p text:style-name="P2"><text:span text:style-name="T1"/></text:p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3" draw:layer="layout" svg:width="2.39cm" svg:height="0.847cm" svg:x="5.09cm" svg:y="6.531cm">
          <text:p text:style-name="P2"><text:span text:style-name="T1">J17 <text:s/>J18</text:span></text:p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.39cm" svg:height="0.847cm" svg:x="12.888cm" svg:y="6.531cm">
          <text:p text:style-name="P2"><text:span text:style-name="T1">J20 <text:s/>J19</text:span></text:p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314cm" svg:height="1.017cm" svg:x="0.887cm" svg:y="4.326cm">
          <text:p text:style-name="P2"><text:span text:style-name="T2">K1</text:span></text:p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314cm" svg:height="1.017cm" svg:x="0.887cm" svg:y="9.327cm">
          <text:p text:style-name="P2"><text:span text:style-name="T2">K2</text:span></text:p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314cm" svg:height="1.017cm" svg:x="18.486cm" svg:y="9.525cm">
          <text:p text:style-name="P2"><text:span text:style-name="T2">K3</text:span></text:p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314cm" svg:height="1.017cm" svg:x="18.486cm" svg:y="4.326cm">
          <text:p text:style-name="P2"><text:span text:style-name="T2">K4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1" draw:layer="layout" svg:width="0.199cm" svg:height="0.203cm" svg:x="6.324cm" svg:y="9.7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6.726cm" svg:y="9.7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7.123cm" svg:y="9.7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9cm" svg:height="0.203cm" svg:x="7.528cm" svg:y="9.7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7.93cm" svg:y="9.7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0.198cm" svg:height="0.203cm" svg:x="8.331cm" svg:y="9.7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2.205cm" svg:height="0.203cm" svg:x="6.324cm" svg:y="9.74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1cm" svg:height="5cm" svg:x="2.699cm" svg:y="7.52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784cm" svg:height="4.991cm" svg:x="1.901cm" svg:y="7.523cm">
            <text:p text:style-name="P2"><text:span text:style-name="T1">1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  <text:p text:style-name="P2"><text:span text:style-name="T1">7</text:span></text:p>
            <text:p text:style-name="P2"><text:span text:style-name="T1">8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0.4cm" svg:height="0.401cm" svg:x="3.1cm" svg:y="7.72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2cm" svg:x="3.1cm" svg:y="8.3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8.9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9.5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10.1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2cm" svg:x="3.1cm" svg:y="10.72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11.32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11.924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3" draw:text-style-name="P1" draw:layer="layout" svg:width="1cm" svg:height="5cm" svg:x="2.699cm" svg:y="2.32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784cm" svg:height="4.991cm" svg:x="1.901cm" svg:y="2.324cm">
            <text:p text:style-name="P2"><text:span text:style-name="T1">1</text:span></text:p>
            <text:p text:style-name="P2"><text:span text:style-name="T1">2</text:span></text:p>
            <text:p text:style-name="P2"><text:span text:style-name="T1">3</text:span></text:p>
            <text:p text:style-name="P2"><text:span text:style-name="T1">4</text:span></text:p>
            <text:p text:style-name="P2"><text:span text:style-name="T1">5</text:span></text:p>
            <text:p text:style-name="P2"><text:span text:style-name="T1">6</text:span></text:p>
            <text:p text:style-name="P2"><text:span text:style-name="T1">7</text:span></text:p>
            <text:p text:style-name="P2"><text:span text:style-name="T1">8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0.4cm" svg:height="0.401cm" svg:x="3.1cm" svg:y="2.527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2cm" svg:x="3.1cm" svg:y="3.12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3.72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4.32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4.92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2cm" svg:x="3.1cm" svg:y="5.5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6.1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0.4cm" svg:height="0.401cm" svg:x="3.1cm" svg:y="6.725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14" draw:text-style-name="P3" draw:layer="layout" svg:width="0.785cm" svg:height="4.991cm" svg:x="18.102cm" svg:y="2.324cm">
            <text:p text:style-name="P2"><text:span text:style-name="T1">8</text:span></text:p>
            <text:p text:style-name="P2"><text:span text:style-name="T1">7</text:span></text:p>
            <text:p text:style-name="P2"><text:span text:style-name="T1">6</text:span></text:p>
            <text:p text:style-name="P2"><text:span text:style-name="T1">5</text:span></text:p>
            <text:p text:style-name="P2"><text:span text:style-name="T1">4</text:span></text:p>
            <text:p text:style-name="P2"><text:span text:style-name="T1">3</text:span></text:p>
            <text:p text:style-name="P2"><text:span text:style-name="T1">2</text:span></text:p>
            <text:p text:style-name="P2"><text:span text:style-name="T1">1</text:span></text:p>
            <draw:enhanced-geometry svg:viewBox="0 0 21600 21600" draw:type="mso-spt202" draw:enhanced-path="M 0 0 L 21600 0 21600 21600 0 21600 0 0 Z N"/>
          </draw:custom-shape>
          <draw:g>
            <draw:custom-shape draw:style-name="gr13" draw:text-style-name="P1" draw:layer="layout" svg:width="1.001cm" svg:height="5.001cm" draw:transform="rotate (3.1415926535892) translate (18.101cm 7.324cm)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-0.402cm" svg:height="-0.401cm" svg:x="17.7cm" svg:y="7.121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6.521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5.921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2cm" svg:x="17.7cm" svg:y="5.32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4.72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4.12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2cm" svg:x="17.7cm" svg:y="3.523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2.923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draw:g>
          <draw:custom-shape draw:style-name="gr14" draw:text-style-name="P3" draw:layer="layout" svg:width="0.785cm" svg:height="4.991cm" svg:x="18.102cm" svg:y="7.523cm">
            <text:p text:style-name="P2"><text:span text:style-name="T1">8</text:span></text:p>
            <text:p text:style-name="P2"><text:span text:style-name="T1">7</text:span></text:p>
            <text:p text:style-name="P2"><text:span text:style-name="T1">6</text:span></text:p>
            <text:p text:style-name="P2"><text:span text:style-name="T1">5</text:span></text:p>
            <text:p text:style-name="P2"><text:span text:style-name="T1">4</text:span></text:p>
            <text:p text:style-name="P2"><text:span text:style-name="T1">3</text:span></text:p>
            <text:p text:style-name="P2"><text:span text:style-name="T1">2</text:span></text:p>
            <text:p text:style-name="P2"><text:span text:style-name="T1">1</text:span></text:p>
            <draw:enhanced-geometry svg:viewBox="0 0 21600 21600" draw:type="mso-spt202" draw:enhanced-path="M 0 0 L 21600 0 21600 21600 0 21600 0 0 Z N"/>
          </draw:custom-shape>
          <draw:g>
            <draw:custom-shape draw:style-name="gr13" draw:text-style-name="P1" draw:layer="layout" svg:width="1.001cm" svg:height="5.001cm" draw:transform="rotate (3.1415926535892) translate (18.101cm 12.523cm)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-0.402cm" svg:height="-0.401cm" svg:x="17.7cm" svg:y="12.3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11.7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11.1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2cm" svg:x="17.7cm" svg:y="10.521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9.921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9.321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2cm" svg:x="17.7cm" svg:y="8.72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-0.402cm" svg:height="-0.401cm" svg:x="17.7cm" svg:y="8.122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draw:g>
          <draw:rect draw:style-name="gr15" draw:layer="layout" svg:width="2cm" svg:height="2cm" svg:x="10cm" svg:y="10cm">
            <text:p text:style-name="P4">RJ-45</text:p>
            <text:p text:style-name="P4">OUT</text:p>
          </draw:rect>
          <draw:rect draw:style-name="gr15" draw:layer="layout" svg:width="2cm" svg:height="2cm" svg:x="12cm" svg:y="10cm">
            <text:p text:style-name="P4">RJ-45</text:p>
            <text:p text:style-name="P4">IN</text:p>
          </draw:rect>
        </draw:g>
        <draw:custom-shape draw:style-name="gr5" draw:text-style-name="P3" draw:layer="layout" svg:width="1.124cm" svg:height="0.847cm" svg:x="10.5cm" svg:y="9.153cm">
          <text:p text:style-name="P2"><text:span text:style-name="T1">P4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124cm" svg:height="0.847cm" svg:x="12.376cm" svg:y="9.153cm">
          <text:p text:style-name="P2"><text:span text:style-name="T1">P3</text:span></text:p>
          <draw:enhanced-geometry svg:viewBox="0 0 21600 21600" draw:type="mso-spt202" draw:enhanced-path="M 0 0 L 21600 0 21600 21600 0 21600 0 0 Z N"/>
        </draw:custom-shape>
        <draw:frame draw:style-name="gr16" draw:text-style-name="P4" draw:layer="layout" svg:width="1.393cm" svg:height="0.962cm" svg:x="6.874cm" svg:y="11.759cm">
          <draw:text-box>
            <text:p text:style-name="P4">IN</text:p>
          </draw:text-box>
        </draw:frame>
        <draw:frame draw:style-name="gr16" draw:text-style-name="P4" draw:layer="layout" svg:width="1.891cm" svg:height="0.962cm" svg:x="6.44cm" svg:y="10.037cm">
          <draw:text-box>
            <text:p text:style-name="P4">OUT</text:p>
          </draw:text-box>
        </draw:frame>
        <presentation:notes draw:style-name="dp2">
          <draw:page-thumbnail draw:style-name="gr17" draw:layer="layout" svg:width="0.001cm" svg:height="0.001cm" svg:x="0cm" svg:y="1.93cm" draw:page-number="1" presentation:class="page"/>
          <draw:frame presentation:style-name="pr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 text:min-label-width="0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6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5.841cm" svg:x="1.27cm" svg:y="-0.568cm" presentation:class="title" presentation:placeholder="true">
        <draw:text-box/>
      </draw:frame>
      <draw:frame presentation:style-name="Standard-outline1" draw:layer="backgroundobjects" svg:width="22.86cm" svg:height="12.578cm" svg:x="1.27cm" svg:y="4.444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Folie 1</dc:title>
    <meta:initial-creator>,njmvjhgj,gjk</meta:initial-creator>
    <meta:creation-date>2007-09-06T09:13:49</meta:creation-date>
    <dc:creator>Torbjörn Björk</dc:creator>
    <dc:date>2009-02-07T23:30:06</dc:date>
    <meta:print-date>2007-09-07T18:14:57</meta:print-date>
    <meta:editing-cycles>11</meta:editing-cycles>
    <meta:editing-duration>PT2H33M44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